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master-page-name="">
      <style:paragraph-properties fo:orphans="0" fo:widows="0" style:page-number="auto"/>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Programming with Haiku</text:p>
      <text:p text:style-name="P2"/>
      <text:p text:style-name="P2">Lesson 4</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p text:style-name="Standard"><text:soft-page-break/>Debugging is one skill which seems to be left to the wayside by many C++ books and courses. This lesson will introduce you to a powerful tool which can enable you to find many different kinds of bugs which would be difficult or impossible to find using other tools.</text:p>
      <text:h text:style-name="Heading_20_2" text:outline-level="2">Debuggers</text:h>
      <text:p text:style-name="Standard">A debugger is a tool designed to allow you to manipulate the execution of a program and gather information about it as it runs. Haiku has the GNU Debugger, a.k.a gdb, included with the operating system. It is a complex beast, and many graphical frontends for Linux have been written. Unfortunately, no such tool exists for Haiku yet, although there is a graphical debugger under development. We will only be learning the basics of getting around with gdb.</text:p>
      <text:p text:style-name="Standard"/>
      <text:p text:style-name="Standard">Although a debugger can operate on almost any executable, they are much more useful when debugging information has been compiled into the program. This extra information enables the debugger to map machine code to source code. Otherwise, only those developers with some serious Assembly language kung-fu can make much sense of what an application is doing at any moment.</text:p>
      <text:p text:style-name="Standard"/>
      <text:p text:style-name="Standard">Do keep in mind, though, that this extra information occupies no small amount of space. A 1 MiB Haiku application can be easily double it size – or more – when debugging information is being generated. No optimization can be done, either. Debugging symbols should be used only for your own development and should not be included in a package for distribution except in very special cases.</text:p>
      <text:p text:style-name="Standard"/>
      <text:p text:style-name="Standard">Compiling your program with debugging information is a simple affair. If you are using the Paladin IDE for your Haiku development, choose Project Settings from the Project menu, click on the Build tab, and check the Build Debugging Information checkbox. After doing so, make sure you force a rebuild of your project. If you are manually invoking <text:span text:style-name="Code">gcc</text:span>, the <text:span text:style-name="Code">-g</text:span> switch will accomplish the task. For other build systems, check your documentation.</text:p>
      <text:h text:style-name="Heading_20_2" text:outline-level="2">The Call Stack and Backtraces</text:h>
      <text:p text:style-name="Standard">Whenever a function is called, program execution jumps to another address somewhere else in memory. Before the jump to this new location is made, the return address is placed on the program stack. The exact location of a program at any given moment can be best described by the list of a function call within another within yet another. It is also crucial information when someone reports a crash in your program. Let's start with what one looks like. Here is a program designed to crash on a <text:span text:style-name="Code">NULL</text:span> pointer access.</text:p>
      <text:p text:style-name="Standard"/>
      <text:p text:style-name="CodeBlock"><text:span text:style-name="comment1_5f_cpp">#include &lt;iostream&gt; </text:span></text:p>
      <text:p text:style-name="CodeBlock"/>
      <text:p text:style-name="CodeBlock"><text:span text:style-name="keyword1_5f_cpp">using</text:span> <text:span text:style-name="keyword1_5f_cpp">namespace</text:span> std<text:span text:style-name="symbol4_5f_cpp">;</text:span> </text:p>
      <text:p text:style-name="CodeBlock"/>
      <text:p text:style-name="CodeBlock"><text:span text:style-name="keyword3_5f_cpp">void</text:span> </text:p>
      <text:p text:style-name="CodeBlock">InnerFunctio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cout</text:span> <text:span text:style-name="symbol1_5f_cpp">&lt;&lt;</text:span> <text:span text:style-name="string_5f_cpp">"Entered InnerFunction"</text:span> <text:span text:style-name="symbol1_5f_cpp">&lt;&lt;</text:span> endl<text:span text:style-name="symbol4_5f_cpp">;</text:span> </text:p>
      <text:p text:style-name="CodeBlock"><text:tab/> </text:p>
      <text:p text:style-name="CodeBlock"><text:tab/><text:span text:style-name="keyword3_5f_cpp">char</text:span> <text:span text:style-name="symbol2_5f_cpp">*</text:span>badPointer <text:span text:style-name="symbol1_5f_cpp">=</text:span> <text:span text:style-name="keyword1_5f_cpp">NULL</text:span><text:span text:style-name="symbol4_5f_cpp">;</text:span> </text:p>
      <text:p text:style-name="CodeBlock"><text:tab/> </text:p>
      <text:p text:style-name="CodeBlock"><text:tab/><text:span text:style-name="comment0_5f_cpp">// 3... 2... 1... KABOOM! </text:span></text:p>
      <text:p text:style-name="CodeBlock"><text:tab/><text:span text:style-name="keyword3_5f_cpp">char</text:span> c <text:span text:style-name="symbol1_5f_cpp">=</text:span> <text:span text:style-name="symbol2_5f_cpp">*</text:span>badPointer<text:span text:style-name="symbol4_5f_cpp">;</text:span> </text:p>
      <text:p text:style-name="CodeBlock"><text:tab/> </text:p>
      <text:p text:style-name="CodeBlock"><text:soft-page-break/><text:tab/><text:span text:style-name="keyword2_5f_cpp">cout</text:span> <text:span text:style-name="symbol1_5f_cpp">&lt;&lt;</text:span> <text:span text:style-name="string_5f_cpp">"Exiting InnerFunction"</text:span> <text:span text:style-name="symbol1_5f_cpp">&lt;&lt;</text:span> endl<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OuterFunctio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cout</text:span> <text:span text:style-name="symbol1_5f_cpp">&lt;&lt;</text:span> <text:span text:style-name="string_5f_cpp">"Entered OuterFunction"</text:span> <text:span text:style-name="symbol1_5f_cpp">&lt;&lt;</text:span> endl<text:span text:style-name="symbol4_5f_cpp">;</text:span> </text:p>
      <text:p text:style-name="CodeBlock"><text:tab/>InnerFunction<text:span text:style-name="symbol0_5f_cpp">()</text:span><text:span text:style-name="symbol4_5f_cpp">;</text:span> </text:p>
      <text:p text:style-name="CodeBlock"><text:tab/><text:span text:style-name="keyword2_5f_cpp">cout</text:span> <text:span text:style-name="symbol1_5f_cpp">&lt;&lt;</text:span> <text:span text:style-name="string_5f_cpp">"Exited OuterFunction"</text:span> <text:span text:style-name="symbol1_5f_cpp">&lt;&lt;</text:span> endl<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cout</text:span> <text:span text:style-name="symbol1_5f_cpp">&lt;&lt;</text:span> <text:span text:style-name="string_5f_cpp">"Program execution started"</text:span> <text:span text:style-name="symbol1_5f_cpp">&lt;&lt;</text:span> endl<text:span text:style-name="symbol4_5f_cpp">;</text:span> </text:p>
      <text:p text:style-name="CodeBlock"><text:tab/>OuterFunction<text:span text:style-name="symbol0_5f_cpp">()</text:span><text:span text:style-name="symbol4_5f_cpp">;</text:span> </text:p>
      <text:p text:style-name="CodeBlock"><text:tab/><text:span text:style-name="keyword2_5f_cpp">cout</text:span> <text:span text:style-name="symbol1_5f_cpp">&lt;&lt;</text:span> <text:span text:style-name="string_5f_cpp">"Exiting"</text:span> <text:span text:style-name="symbol1_5f_cpp">&lt;&lt;</text:span> endl<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When run, this program crashes, as expected. However, instead of clicking OK like the average user normally does, click the Debug button. This will open a Terminal window in which a gdb session has been initiated. A lot of text is printed and we are left with a (gdb) prompt. While most of the output is nothing with which to be concerned, the last couple of lines are quite useful: </text:p>
      <text:p text:style-name="Standard"/>
      <text:p text:style-name="Standard"><text:span text:style-name="Code">0x00200a05 in InnerFunction () at foo.cpp:13 </text:span></text:p>
      <text:p text:style-name="Standard"><text:span text:style-name="Code">13 <text:s text:c="13"/>char c = *badPointer; </text:span></text:p>
      <text:p text:style-name="Standard"/>
      <text:p text:style-name="Standard">This is the location of the crash, but without context, this doesn't do much good. Type bt and press Enter. This will print a backtrace which displays the entire call stack at the time of the crash. </text:p>
      <text:p text:style-name="Standard"/>
      <text:p text:style-name="Standard"><text:span text:style-name="Code">(gdb) bt </text:span></text:p>
      <text:p text:style-name="Standard"><text:span text:style-name="Code">#0 <text:s/>0x00200a05 in InnerFunction () at foo.cpp:13 </text:span></text:p>
      <text:p text:style-name="Standard"><text:span text:style-name="Code">#1 <text:s/>0x00200a94 in OuterFunction () at foo.cpp:23 </text:span></text:p>
      <text:p text:style-name="Standard"><text:span text:style-name="Code">#2 <text:s/>0x00200b1c in main () at foo.cpp:32 </text:span></text:p>
      <text:p text:style-name="Standard"/>
      <text:p text:style-name="Standard">This gives us more information. In a regular application, many times this is sufficient for understanding and finding the bug which caused the crash. If more information is needed, we can use the list command to print the source code at the current point of execution. </text:p>
      <text:p text:style-name="Standard"/>
      <text:p text:style-name="Standard"><text:span text:style-name="Code">(gdb) list </text:span></text:p>
      <text:p text:style-name="Standard"><text:span text:style-name="Code">32 <text:s text:c="13"/>OuterFunction(); </text:span></text:p>
      <text:p text:style-name="Standard"><text:span text:style-name="Code">33 <text:s text:c="13"/>cout &lt;&lt; "Exiting" &lt;&lt; endl; </text:span></text:p>
      <text:p text:style-name="Standard"><text:span text:style-name="Code">34 <text:s text:c="13"/>return 0; </text:span></text:p>
      <text:p text:style-name="Standard"><text:span text:style-name="Code">35 <text:s text:c="5"/>} </text:span></text:p>
      <text:p text:style-name="Standard"><text:span text:style-name="Code">36 </text:span></text:p>
      <text:p text:style-name="Standard"/>
      <text:p text:style-name="Standard">This doesn't seem like the right location -- we were told that the crash took place in InnerFunction(). This appears to be main(). We will use the frame command to change the frame in which we are looking. It could be considered "zooming in" to the source of the <text:soft-page-break/>problem. The frame command takes one argument: the number of the frame to which we wish to change. In this case, we want frame 0. </text:p>
      <text:p text:style-name="Standard"/>
      <text:p text:style-name="Standard"><text:span text:style-name="Code">(gdb) frame 0 </text:span></text:p>
      <text:p text:style-name="Standard"><text:span text:style-name="Code">#0 <text:s/>0x00200a05 in InnerFunction () at foo.cpp:13 </text:span></text:p>
      <text:p text:style-name="Standard"><text:span text:style-name="Code">13 <text:s text:c="13"/>char c = *badPointer; </text:span></text:p>
      <text:p text:style-name="Standard"><text:span text:style-name="Code">(gdb) list </text:span></text:p>
      <text:p text:style-name="Standard"><text:span text:style-name="Code">8 <text:s text:c="14"/>cout &lt;&lt; "Entered InnerFunction" &lt;&lt; endl; </text:span></text:p>
      <text:p text:style-name="Standard"><text:span text:style-name="Code">9 </text:span></text:p>
      <text:p text:style-name="Standard"><text:span text:style-name="Code">10 <text:s text:c="13"/>char *badPointer = NULL; </text:span></text:p>
      <text:p text:style-name="Standard"><text:span text:style-name="Code">11 </text:span></text:p>
      <text:p text:style-name="Standard"><text:span text:style-name="Code">12 <text:s text:c="13"/>// 3... 2... 1... KABOOM! </text:span></text:p>
      <text:p text:style-name="Standard"><text:span text:style-name="Code">13 <text:s text:c="13"/>char c = *badPointer; </text:span></text:p>
      <text:p text:style-name="Standard"><text:span text:style-name="Code">14 </text:span></text:p>
      <text:p text:style-name="Standard"><text:span text:style-name="Code">15 <text:s text:c="13"/>cout &lt;&lt; "Exiting InnerFunction" &lt;&lt; endl; </text:span></text:p>
      <text:p text:style-name="Standard"><text:span text:style-name="Code">16 <text:s text:c="5"/>} </text:span></text:p>
      <text:p text:style-name="Standard"><text:span text:style-name="Code">17 </text:span></text:p>
      <text:p text:style-name="Standard"/>
      <text:p text:style-name="Standard">This appears to be what we need. We are also given context. Line 13, the source of the crash, is right in the middle of the listing. Although in this instance we know for certain that badPointer is invalid, if we didn't, we could print its value and we would be greeted with this: </text:p>
      <text:p text:style-name="Standard"/>
      <text:p text:style-name="Standard"><text:span text:style-name="Code">(gdb) print badPointer </text:span></text:p>
      <text:p text:style-name="Standard"><text:span text:style-name="Code">$1 = 0x0 </text:span></text:p>
      <text:p text:style-name="Standard"/>
      <text:p text:style-name="Standard">The print command is a great tool because we can print any local value. It can also perform basic calculations for us. </text:p>
      <text:p text:style-name="Standard"/>
      <text:p text:style-name="Standard"><text:span text:style-name="Code">(gdb) print 5 + 5 </text:span></text:p>
      <text:p text:style-name="Standard"><text:span text:style-name="Code">$1 = 10 </text:span></text:p>
      <text:p text:style-name="Standard"><text:span text:style-name="proof-str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 style:family="text">
      <style:text-properties fo:color="#ff0000" fo:background-color="#ffff00"/>
    </style:style>
    <style:style style:name="proof-strike" style:family="text">
      <style:text-properties fo:color="#ff0000" style:text-line-through-style="solid"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07T20:26:36</dc:date>
    <meta:editing-duration>PT83H55M27S</meta:editing-duration>
    <meta:editing-cycles>1283</meta:editing-cycles>
    <meta:generator>OpenOffice.org/3.2$Linux OpenOffice.org_project/320m12$Build-9483</meta:generator>
    <dc:creator>DarkWyrm </dc:creator>
    <meta:document-statistic meta:table-count="0" meta:image-count="1" meta:object-count="0" meta:page-count="4" meta:paragraph-count="77" meta:word-count="925" meta:character-count="5461"/>
    <meta:user-defined meta:name="Info 1"/>
    <meta:user-defined meta:name="Info 2"/>
    <meta:user-defined meta:name="Info 3"/>
    <meta:user-defined meta:name="Info 4"/>
  </office:meta>
</office:document-meta>
</file>